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02cm solid #000000"/>
      <style:text-properties fo:color="#ff0000"/>
    </style:style>
    <style:style style:name="ce6" style:family="table-cell" style:parent-style-name="Default">
      <style:table-cell-properties fo:border="0.002cm solid #000000"/>
      <style:text-properties fo:color="#000099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number-columns-repeated="2" table:default-cell-style-name="ce2"/>
        <table:table-column table:style-name="co1" table:number-columns-repeated="7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peso lordo</text:p>
          </table:table-cell>
          <table:table-cell office:value-type="string">
            <text:p>tara</text:p>
          </table:table-cell>
          <table:table-cell office:value-type="string">
            <text:p>peso netto</text:p>
          </table:table-cell>
          <table:table-cell office:value-type="string">
            <text:p>Trattenuto %</text:p>
          </table:table-cell>
          <table:table-cell office:value-type="string">
            <text:p>passante</text:p>
          </table:table-cell>
          <table:table-cell office:value-type="string">
            <text:p>Passante %</text:p>
          </table:table-cell>
          <table:table-cell/>
          <table:table-cell office:value-type="string">
            <text:p>Diametro</text:p>
          </table:table-cell>
          <table:table-cell office:value-type="string">
            <text:p>Passante 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[<text:span text:style-name="T1">µ</text:span>m]</text:p>
          </table:table-cell>
          <table:table-cell table:number-columns-repeated="3" table:style-name="ce1" office:value-type="string">
            <text:p>[g]</text:p>
          </table:table-cell>
          <table:table-cell/>
          <table:table-cell table:style-name="ce1" office:value-type="string">
            <text:p>[g]</text:p>
          </table:table-cell>
          <table:table-cell table:number-columns-repeated="2"/>
          <table:table-cell table:style-name="ce3" office:value-type="string">
            <text:p>[<text:span text:style-name="T1">µ</text:span>m]</text:p>
          </table:table-cell>
          <table:table-cell table:style-name="ce3" office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710">
            <text:p>710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formula="of:=[.D3]/[.$D$15]*100" office:value-type="float" office:value="0">
            <text:p>0</text:p>
          </table:table-cell>
          <table:table-cell table:formula="of:=[.D15]-[.D3]" office:value-type="float" office:value="298.63">
            <text:p>298,63</text:p>
          </table:table-cell>
          <table:table-cell table:formula="of:=[.F3]/[.$D$15]*100" office:value-type="float" office:value="100">
            <text:p>100</text:p>
          </table:table-cell>
          <table:table-cell/>
          <table:table-cell office:value-type="float" office:value="710">
            <text:p>710</text:p>
          </table:table-cell>
          <table:table-cell table:formula="of:=[.G3]" office:value-type="float" office:value="100">
            <text:p>100</text:p>
          </table:table-cell>
          <table:table-cell table:number-columns-repeated="7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.9">
            <text:p>3,9</text:p>
          </table:table-cell>
          <table:table-cell office:value-type="float" office:value="2.72">
            <text:p>2,72</text:p>
          </table:table-cell>
          <table:table-cell table:formula="of:=[.B4]-[.C4]" office:value-type="float" office:value="1.18">
            <text:p>1,18</text:p>
          </table:table-cell>
          <table:table-cell table:formula="of:=[.D4]/[.$D$15]*100" office:value-type="float" office:value="0.395137795934769">
            <text:p>0,4</text:p>
          </table:table-cell>
          <table:table-cell table:formula="of:=[.F3]-[.D4]" office:value-type="float" office:value="297.45">
            <text:p>297,45</text:p>
          </table:table-cell>
          <table:table-cell table:formula="of:=[.F4]/[.$D$15]*100" office:value-type="float" office:value="99.6048622040652">
            <text:p>99,6</text:p>
          </table:table-cell>
          <table:table-cell/>
          <table:table-cell office:value-type="float" office:value="600">
            <text:p>600</text:p>
          </table:table-cell>
          <table:table-cell table:formula="of:=[.G4]" office:value-type="float" office:value="99.6048622040652">
            <text:p>99,6</text:p>
          </table:table-cell>
          <table:table-cell table:number-columns-repeated="7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2.6">
            <text:p>12,6</text:p>
          </table:table-cell>
          <table:table-cell office:value-type="float" office:value="2.9">
            <text:p>2,9</text:p>
          </table:table-cell>
          <table:table-cell table:formula="of:=[.B5]-[.C5]" office:value-type="float" office:value="9.7">
            <text:p>9,7</text:p>
          </table:table-cell>
          <table:table-cell table:formula="of:=[.D5]/[.$D$15]*100" office:value-type="float" office:value="3.24816662759937">
            <text:p>3,25</text:p>
          </table:table-cell>
          <table:table-cell table:formula="of:=[.F4]-[.D5]" office:value-type="float" office:value="287.75">
            <text:p>287,75</text:p>
          </table:table-cell>
          <table:table-cell table:formula="of:=[.F5]/[.$D$15]*100" office:value-type="float" office:value="96.3566955764659">
            <text:p>96,36</text:p>
          </table:table-cell>
          <table:table-cell/>
          <table:table-cell office:value-type="float" office:value="500">
            <text:p>500</text:p>
          </table:table-cell>
          <table:table-cell table:formula="of:=[.G5]" office:value-type="float" office:value="96.3566955764659">
            <text:p>96,36</text:p>
          </table:table-cell>
          <table:table-cell table:number-columns-repeated="7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74.2">
            <text:p>74,2</text:p>
          </table:table-cell>
          <table:table-cell office:value-type="float" office:value="2.79">
            <text:p>2,79</text:p>
          </table:table-cell>
          <table:table-cell table:formula="of:=[.B6]-[.C6]" office:value-type="float" office:value="71.41">
            <text:p>71,41</text:p>
          </table:table-cell>
          <table:table-cell table:formula="of:=[.D6]/[.$D$15]*100" office:value-type="float" office:value="23.9125339048321">
            <text:p>23,91</text:p>
          </table:table-cell>
          <table:table-cell table:formula="of:=[.F5]-[.D6]" office:value-type="float" office:value="216.34">
            <text:p>216,34</text:p>
          </table:table-cell>
          <table:table-cell table:formula="of:=[.F6]/[.$D$15]*100" office:value-type="float" office:value="72.4441616716338">
            <text:p>72,44</text:p>
          </table:table-cell>
          <table:table-cell/>
          <table:table-cell office:value-type="float" office:value="355">
            <text:p>355</text:p>
          </table:table-cell>
          <table:table-cell table:formula="of:=[.G6]" office:value-type="float" office:value="72.4441616716338">
            <text:p>72,44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41">
            <text:p>41</text:p>
          </table:table-cell>
          <table:table-cell office:value-type="float" office:value="2.69">
            <text:p>2,69</text:p>
          </table:table-cell>
          <table:table-cell table:formula="of:=[.B7]-[.C7]" office:value-type="float" office:value="38.31">
            <text:p>38,31</text:p>
          </table:table-cell>
          <table:table-cell table:formula="of:=[.D7]/[.$D$15]*100" office:value-type="float" office:value="12.8285838663229">
            <text:p>12,83</text:p>
          </table:table-cell>
          <table:table-cell table:formula="of:=[.F6]-[.D7]" office:value-type="float" office:value="178.03">
            <text:p>178,03</text:p>
          </table:table-cell>
          <table:table-cell table:formula="of:=[.F7]/[.$D$15]*100" office:value-type="float" office:value="59.6155778053109">
            <text:p>59,62</text:p>
          </table:table-cell>
          <table:table-cell/>
          <table:table-cell office:value-type="float" office:value="300">
            <text:p>300</text:p>
          </table:table-cell>
          <table:table-cell table:formula="of:=[.G7]" office:value-type="float" office:value="59.6155778053109">
            <text:p>59,62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5.5">
            <text:p>25,5</text:p>
          </table:table-cell>
          <table:table-cell office:value-type="float" office:value="2.72">
            <text:p>2,72</text:p>
          </table:table-cell>
          <table:table-cell table:formula="of:=[.B8]-[.C8]" office:value-type="float" office:value="22.78">
            <text:p>22,78</text:p>
          </table:table-cell>
          <table:table-cell table:formula="of:=[.D8]/[.$D$15]*100" office:value-type="float" office:value="7.6281686367746">
            <text:p>7,63</text:p>
          </table:table-cell>
          <table:table-cell table:formula="of:=[.F7]-[.D8]" office:value-type="float" office:value="155.25">
            <text:p>155,25</text:p>
          </table:table-cell>
          <table:table-cell table:formula="of:=[.F8]/[.$D$15]*100" office:value-type="float" office:value="51.9874091685363">
            <text:p>51,99</text:p>
          </table:table-cell>
          <table:table-cell/>
          <table:table-cell office:value-type="float" office:value="250">
            <text:p>250</text:p>
          </table:table-cell>
          <table:table-cell table:formula="of:=[.G8]" office:value-type="float" office:value="51.9874091685363">
            <text:p>51,99</text:p>
          </table:table-cell>
          <table:table-cell table:number-columns-repeated="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5">
            <text:p>15</text:p>
          </table:table-cell>
          <table:table-cell office:value-type="float" office:value="2.64">
            <text:p>2,64</text:p>
          </table:table-cell>
          <table:table-cell table:formula="of:=[.B9]-[.C9]" office:value-type="float" office:value="12.36">
            <text:p>12,36</text:p>
          </table:table-cell>
          <table:table-cell table:formula="of:=[.D9]/[.$D$15]*100" office:value-type="float" office:value="4.13890098114724">
            <text:p>4,14</text:p>
          </table:table-cell>
          <table:table-cell table:formula="of:=[.F8]-[.D9]" office:value-type="float" office:value="142.89">
            <text:p>142,89</text:p>
          </table:table-cell>
          <table:table-cell table:formula="of:=[.F9]/[.$D$15]*100" office:value-type="float" office:value="47.8485081873891">
            <text:p>47,85</text:p>
          </table:table-cell>
          <table:table-cell/>
          <table:table-cell office:value-type="float" office:value="212">
            <text:p>212</text:p>
          </table:table-cell>
          <table:table-cell table:formula="of:=[.G9]" office:value-type="float" office:value="47.8485081873891">
            <text:p>47,85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7.2">
            <text:p>47,2</text:p>
          </table:table-cell>
          <table:table-cell office:value-type="float" office:value="2.88">
            <text:p>2,88</text:p>
          </table:table-cell>
          <table:table-cell table:formula="of:=[.B10]-[.C10]" office:value-type="float" office:value="44.32">
            <text:p>44,32</text:p>
          </table:table-cell>
          <table:table-cell table:formula="of:=[.D10]/[.$D$15]*100" office:value-type="float" office:value="14.8411077252788">
            <text:p>14,84</text:p>
          </table:table-cell>
          <table:table-cell table:formula="of:=[.F9]-[.D10]" office:value-type="float" office:value="98.57">
            <text:p>98,57</text:p>
          </table:table-cell>
          <table:table-cell table:formula="of:=[.F10]/[.$D$15]*100" office:value-type="float" office:value="33.0074004621103">
            <text:p>33,01</text:p>
          </table:table-cell>
          <table:table-cell/>
          <table:table-cell office:value-type="float" office:value="150">
            <text:p>150</text:p>
          </table:table-cell>
          <table:table-cell table:formula="of:=[.G10]" office:value-type="float" office:value="33.0074004621103">
            <text:p>33,01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6.8">
            <text:p>46,8</text:p>
          </table:table-cell>
          <table:table-cell office:value-type="float" office:value="2.7">
            <text:p>2,7</text:p>
          </table:table-cell>
          <table:table-cell table:formula="of:=[.B11]-[.C11]" office:value-type="float" office:value="44.1">
            <text:p>44,1</text:p>
          </table:table-cell>
          <table:table-cell table:formula="of:=[.D11]/[.$D$15]*100" office:value-type="float" office:value="14.7674379667147">
            <text:p>14,77</text:p>
          </table:table-cell>
          <table:table-cell table:formula="of:=[.F10]-[.D11]" office:value-type="float" office:value="54.4700000000001">
            <text:p>54,47</text:p>
          </table:table-cell>
          <table:table-cell table:formula="of:=[.F11]/[.$D$15]*100" office:value-type="float" office:value="18.2399624953957">
            <text:p>18,24</text:p>
          </table:table-cell>
          <table:table-cell/>
          <table:table-cell office:value-type="float" office:value="100">
            <text:p>100</text:p>
          </table:table-cell>
          <table:table-cell table:formula="of:=[.G11]" office:value-type="float" office:value="18.2399624953957">
            <text:p>18,24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.4">
            <text:p>20,4</text:p>
          </table:table-cell>
          <table:table-cell office:value-type="float" office:value="2.75">
            <text:p>2,75</text:p>
          </table:table-cell>
          <table:table-cell table:formula="of:=[.B12]-[.C12]" office:value-type="float" office:value="17.65">
            <text:p>17,65</text:p>
          </table:table-cell>
          <table:table-cell table:formula="of:=[.D12]/[.$D$15]*100" office:value-type="float" office:value="5.91032381207514">
            <text:p>5,91</text:p>
          </table:table-cell>
          <table:table-cell table:formula="of:=[.F11]-[.D12]" office:value-type="float" office:value="36.8200000000001">
            <text:p>36,82</text:p>
          </table:table-cell>
          <table:table-cell table:formula="of:=[.F12]/[.$D$15]*100" office:value-type="float" office:value="12.3296386833205">
            <text:p>12,33</text:p>
          </table:table-cell>
          <table:table-cell/>
          <table:table-cell office:value-type="float" office:value="80">
            <text:p>80</text:p>
          </table:table-cell>
          <table:table-cell table:formula="of:=[.G12]" office:value-type="float" office:value="12.3296386833205">
            <text:p>12,33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3.7">
            <text:p>23,7</text:p>
          </table:table-cell>
          <table:table-cell office:value-type="float" office:value="2.73">
            <text:p>2,73</text:p>
          </table:table-cell>
          <table:table-cell table:formula="of:=[.B13]-[.C13]" office:value-type="float" office:value="20.97">
            <text:p>20,97</text:p>
          </table:table-cell>
          <table:table-cell table:formula="of:=[.D13]/[.$D$15]*100" office:value-type="float" office:value="7.02206744131534">
            <text:p>7,02</text:p>
          </table:table-cell>
          <table:table-cell table:formula="of:=[.F12]-[.D13]" office:value-type="float" office:value="15.8500000000001">
            <text:p>15,85</text:p>
          </table:table-cell>
          <table:table-cell table:formula="of:=[.F13]/[.$D$15]*100" office:value-type="float" office:value="5.30757124200518">
            <text:p>5,31</text:p>
          </table:table-cell>
          <table:table-cell/>
          <table:table-cell office:value-type="float" office:value="63">
            <text:p>63</text:p>
          </table:table-cell>
          <table:table-cell table:formula="of:=[.G13]" office:value-type="float" office:value="5.30757124200518">
            <text:p>5,31</text:p>
          </table:table-cell>
          <table:table-cell table:number-columns-repeated="7"/>
        </table:table-row>
        <table:table-row table:style-name="ro1">
          <table:table-cell office:value-type="string">
            <text:p>-</text:p>
          </table:table-cell>
          <table:table-cell office:value-type="float" office:value="18.6">
            <text:p>18,6</text:p>
          </table:table-cell>
          <table:table-cell office:value-type="float" office:value="2.75">
            <text:p>2,75</text:p>
          </table:table-cell>
          <table:table-cell table:formula="of:=[.B14]-[.C14]" office:value-type="float" office:value="15.85">
            <text:p>15,85</text:p>
          </table:table-cell>
          <table:table-cell table:formula="of:=[.D14]/[.$D$15]*100" office:value-type="float" office:value="5.30757124200516">
            <text:p>5,31</text:p>
          </table:table-cell>
          <table:table-cell table:formula="of:=[.F13]-[.D14]" office:value-type="float" office:value="0.000000000000056843418860808">
            <text:p>0</text:p>
          </table:table-cell>
          <table:table-cell table:formula="of:=[.F14]/[.$D$15]*100" office:value-type="float" office:value="0.0000000000000190347315610649">
            <text:p>0</text:p>
          </table:table-cell>
          <table:table-cell/>
          <table:table-cell table:style-name="Default" office:value-type="string">
            <text:p>-</text:p>
          </table:table-cell>
          <table:table-cell table:style-name="Default" table:formula="of:=[.G14]" office:value-type="float" office:value="0.0000000000000190347315610649">
            <text:p>0</text:p>
          </table:table-cell>
          <table:table-cell table:number-columns-repeated="7"/>
        </table:table-row>
        <table:table-row table:style-name="ro1">
          <table:table-cell>
            <draw:frame table:end-cell-address="Sheet1.K35" table:end-x="1.563cm" table:end-y="0.399cm" draw:z-index="0" draw:style-name="gr1" draw:text-style-name="P1" svg:width="23.194cm" svg:height="9.006cm" svg:x="0.95cm" svg:y="0.425cm">
              <draw:object draw:notify-on-update-of-ranges="Sheet1.A3:Sheet1.A14 Sheet1.J1:Sheet1.J2 Sheet1.G3:Sheet1.G1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formula="of:=SUM([.D3:.D14])" office:value-type="float" office:value="298.63">
            <text:p>298,63</text:p>
          </table:table-cell>
          <table:table-cell table:formula="of:=SUM([.E3:.E14])"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ce5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 table:style-name="ce7" office:value-type="string">
            <text:p>Quarzo – Resine strutturate comp326</text:p>
          </table:table-cell>
          <table:table-cell/>
          <table:table-cell table:style-name="Default"/>
          <table:table-cell table:style-name="ce7" table:number-columns-repeated="2"/>
        </table:table-row>
        <table:table-row table:style-name="ro3">
          <table:table-cell table:style-name="ce4" office:value-type="string">
            <text:p>Diametro (µm)</text:p>
          </table:table-cell>
          <table:table-cell table:style-name="ce4" office:value-type="string">
            <text:p>Passante (%)</text:p>
          </table:table-cell>
          <table:table-cell table:number-columns-repeated="5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style-name="ce6" office:value-type="float" office:value="600">
            <text:p>600</text:p>
          </table:table-cell>
          <table:table-cell table:style-name="ce6" office:value-type="float" office:value="99.6048622040652">
            <text:p>99,6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6.3566955764659">
            <text:p>96,36</text:p>
          </table:table-cell>
          <table:table-cell table:number-columns-repeated="5"/>
        </table:table-row>
        <table:table-row table:style-name="ro1">
          <table:table-cell table:style-name="ce6" office:value-type="float" office:value="355">
            <text:p>355</text:p>
          </table:table-cell>
          <table:table-cell table:style-name="ce6" office:value-type="float" office:value="72.4441616716338">
            <text:p>72,44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59.6155778053109">
            <text:p>59,62</text:p>
          </table:table-cell>
          <table:table-cell table:number-columns-repeated="5"/>
        </table:table-row>
        <table:table-row table:style-name="ro1">
          <table:table-cell table:style-name="ce6" office:value-type="float" office:value="250">
            <text:p>250</text:p>
          </table:table-cell>
          <table:table-cell table:style-name="ce6" office:value-type="float" office:value="51.9874091685363">
            <text:p>51,99</text:p>
          </table:table-cell>
          <table:table-cell table:number-columns-repeated="5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47.8485081873891">
            <text:p>47,85</text:p>
          </table:table-cell>
          <table:table-cell table:number-columns-repeated="5"/>
        </table:table-row>
        <table:table-row table:style-name="ro1">
          <table:table-cell table:style-name="ce6" office:value-type="float" office:value="150">
            <text:p>150</text:p>
          </table:table-cell>
          <table:table-cell table:style-name="ce6" office:value-type="float" office:value="33.0074004621103">
            <text:p>33,01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.2399624953957">
            <text:p>18,24</text:p>
          </table:table-cell>
          <table:table-cell table:number-columns-repeated="5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6" office:value-type="float" office:value="12.3296386833205">
            <text:p>12,33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.30757124200518">
            <text:p>5,31</text:p>
          </table:table-cell>
          <table:table-cell table:number-columns-repeated="5"/>
        </table:table-row>
        <table:table-row table:style-name="ro1">
          <table:table-cell table:style-name="Default">
            <draw:frame table:end-cell-address="Sheet2.G34" table:end-x="0.104cm" table:end-y="0.157cm" draw:z-index="0" draw:style-name="gr1" draw:text-style-name="P1" svg:width="12.632cm" svg:height="9.006cm" svg:x="0.697cm" svg:y="0.183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2/02/2015</text:date>, <text:time>12.33.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3M40S</meta:editing-duration>
    <meta:editing-cycles>9</meta:editing-cycles>
    <meta:generator>OpenOffice/4.0.1$Win32 OpenOffice.org_project/401m5$Build-9714</meta:generator>
    <dc:date>2015-02-02T12:33:21.44</dc:date>
    <meta:document-statistic meta:table-count="3" meta:cell-count="151" meta:object-count="2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" chart:maximum="1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95cm" svg:height="9.007cm" xlink:href=".." xlink:type="simple" chart:class="chart:scatter" chart:style-name="ch1">
        <chart:legend chart:legend-position="end" svg:x="19.761cm" svg:y="4.191cm" style:legend-expansion="high" chart:style-name="ch2"/>
        <chart:plot-area chart:style-name="ch3" table:cell-range-address="Sheet1.A3:Sheet1.A14 Sheet1.J1:Sheet1.J2 Sheet1.G3:Sheet1.G14" chart:data-source-has-labels="row" svg:x="1.501cm" svg:y="0.855cm" svg:width="17.334cm" svg:height="6.964cm">
          <chartooo:coordinate-region svg:x="2.308cm" svg:y="1.067cm" svg:width="16.155cm" svg:height="6.079cm"/>
          <chart:axis chart:dimension="x" chart:name="primary-x" chart:style-name="ch4">
            <chart:title svg:x="9.052cm" svg:y="8cm" chart:style-name="ch5">
              <text:p>Diametro (µm)</text:p>
            </chart:title>
            <chart:grid chart:style-name="ch6" chart:class="minor"/>
          </chart:axis>
          <chart:axis chart:dimension="y" chart:name="primary-y" chart:style-name="ch7">
            <chart:title svg:x="0.451cm" svg:y="5.386cm" chart:style-name="ch8">
              <text:p>Passante (%)</text:p>
            </chart:title>
            <chart:grid chart:style-name="ch6" chart:class="major"/>
          </chart:axis>
          <chart:series chart:style-name="ch9" chart:values-cell-range-address="Sheet1.G3:Sheet1.G14" chart:label-cell-address="Sheet1.J1:Sheet1.J2" chart:class="chart:scatter">
            <chart:domain table:cell-range-address="Sheet1.A3:Sheet1.A14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">
                <text:p>710</text:p>
                <draw:g>
                  <svg:desc>Sheet1.A3:Sheet1.A14</svg:desc>
                </draw:g>
              </table:table-cell>
              <table:table-cell office:value-type="float" office:value="100">
                <text:p>100</text:p>
                <draw:g>
                  <svg:desc>Sheet1.G3:Sheet1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99.6048622040652">
                <text:p>99.6048622040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96.3566955764659">
                <text:p>96.3566955764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72.4441616716338">
                <text:p>72.4441616716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59.6155778053109">
                <text:p>59.6155778053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51.9874091685363">
                <text:p>51.9874091685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">
                <text:p>212</text:p>
              </table:table-cell>
              <table:table-cell office:value-type="float" office:value="47.8485081873891">
                <text:p>47.84850818738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33.0074004621103">
                <text:p>33.0074004621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8.2399624953957">
                <text:p>18.23996249539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2.3296386833205">
                <text:p>12.32963868332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5.30757124200518">
                <text:p>5.30757124200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000000000000190347315610649">
                <text:p>0.00000000000001903473156106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" chart:maximum="1000" chart:interval-minor-divisor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633cm" svg:height="9.007cm" xlink:href="." xlink:type="simple" chart:class="chart:scatter" chart:style-name="ch1">
        <chart:plot-area chart:style-name="ch2" chart:data-source-has-labels="both" svg:x="1.29cm" svg:y="0.855cm" svg:width="10.839cm" svg:height="6.964cm">
          <chartooo:coordinate-region svg:x="2.097cm" svg:y="1.067cm" svg:width="9.66cm" svg:height="6.079cm"/>
          <chart:axis chart:dimension="x" chart:name="primary-x" chart:style-name="ch3" chartooo:axis-type="auto">
            <chart:title svg:x="5.593cm" svg:y="8cm" chart:style-name="ch4">
              <text:p>Diametro (µm)</text:p>
            </chart:title>
            <chart:categories table:cell-range-address="local-table.$A$2:.$A$13"/>
            <chart:grid chart:style-name="ch5" chart:class="minor"/>
          </chart:axis>
          <chart:axis chart:dimension="y" chart:name="primary-y" chart:style-name="ch6">
            <chart:title svg:x="0.451cm" svg:y="5.386cm" chart:style-name="ch7">
              <text:p>Passante (%)</text:p>
            </chart:title>
            <chart:grid chart:style-name="ch5" chart:class="major"/>
          </chart:axis>
          <chart:series chart:style-name="ch8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">
                <text:p>7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99.6048622040652">
                <text:p>99.6048622040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96.3566955764659">
                <text:p>96.3566955764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72.4441616716338">
                <text:p>72.4441616716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59.6155778053109">
                <text:p>59.6155778053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51.9874091685363">
                <text:p>51.9874091685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">
                <text:p>212</text:p>
              </table:table-cell>
              <table:table-cell office:value-type="float" office:value="47.8485081873891">
                <text:p>47.84850818738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33.0074004621103">
                <text:p>33.0074004621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8.2399624953957">
                <text:p>18.23996249539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2.3296386833205">
                <text:p>12.32963868332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5.30757124200518">
                <text:p>5.30757124200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000000000000190347315610649">
                <text:p>0.00000000000001903473156106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